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 Sans" svg:font-family="'Open Sans'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555555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monospace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ress JS</text:p>
      <text:p text:style-name="P1"/>
      <text:p text:style-name="P2">base</text:p>
      <text:p text:style-name="P2"/>
      <text:p text:style-name="P2">const express=require(« express ») ;</text:p>
      <text:p text:style-name="P2">const app=express() ;</text:p>
      <text:p text:style-name="P2">//code config</text:p>
      <text:p text:style-name="P2">app.listen(3000,function(){console.log(« server running on <text:s/>port 3000 »)}) ;</text:p>
      <text:p text:style-name="P2"/>
      <text:p text:style-name="P2">express app</text:p>
      <text:p text:style-name="P2"/>
      <text:p text:style-name="P2">app.method(route:string,handler:function) créé une route</text:p>
      <text:p text:style-name="P2"><text:span text:style-name="Source_20_Text">get</text:span><text:span text:style-name="T1">, </text:span><text:span text:style-name="Source_20_Text">post</text:span><text:span text:style-name="T1">, </text:span><text:span text:style-name="Source_20_Text">put</text:span><text:span text:style-name="T1">, </text:span><text:span text:style-name="Source_20_Text">head</text:span><text:span text:style-name="T1">, </text:span><text:span text:style-name="Source_20_Text">delete</text:span><text:span text:style-name="T1">, </text:span><text:span text:style-name="Source_20_Text">options</text:span><text:span text:style-name="T1">, </text:span><text:span text:style-name="Source_20_Text">trace</text:span><text:span text:style-name="T1">, </text:span><text:span text:style-name="Source_20_Text">copy</text:span><text:span text:style-name="T1">, </text:span><text:span text:style-name="Source_20_Text">lock</text:span><text:span text:style-name="T1">, </text:span><text:span text:style-name="Source_20_Text">mkcol</text:span><text:span text:style-name="T1">, </text:span><text:span text:style-name="Source_20_Text">move</text:span><text:span text:style-name="T1">, </text:span><text:span text:style-name="Source_20_Text">purge</text:span><text:span text:style-name="T1">, </text:span><text:span text:style-name="Source_20_Text">propfind</text:span><text:span text:style-name="T1">, </text:span><text:span text:style-name="Source_20_Text">proppatch</text:span><text:span text:style-name="T1">, </text:span><text:span text:style-name="Source_20_Text">unlock</text:span><text:span text:style-name="T1">, </text:span><text:span text:style-name="Source_20_Text">report</text:span><text:span text:style-name="T1">, </text:span><text:span text:style-name="Source_20_Text">mkactivity</text:span><text:span text:style-name="T1">, </text:span><text:span text:style-name="Source_20_Text">checkout</text:span><text:span text:style-name="T1">, </text:span><text:span text:style-name="Source_20_Text">merge</text:span><text:span text:style-name="T1">, </text:span><text:span text:style-name="Source_20_Text">m-search</text:span><text:span text:style-name="T1">, </text:span><text:span text:style-name="Source_20_Text">notify</text:span><text:span text:style-name="T1">, </text:span><text:span text:style-name="Source_20_Text">subscribe</text:span><text:span text:style-name="T1">, </text:span><text:span text:style-name="Source_20_Text">unsubscribe</text:span><text:span text:style-name="T1">, </text:span><text:span text:style-name="Source_20_Text">patch</text:span><text:span text:style-name="T1">, </text:span><text:span text:style-name="Source_20_Text">search</text:span><text:span text:style-name="T1">, </text:span><text:span text:style-name="Source_20_Text">connect</text:span> </text:p>
      <text:p text:style-name="P2">custom : <text:span text:style-name="T2">app['m-search']('/', function ...</text:span> )</text:p>
      <text:p text:style-name="P2">app.all pour toutes les méthodes sur une route (attention ce n'est pas une route http valide)</text:p>
      <text:p text:style-name="P2"/>
      <text:p text:style-name="P2">app.use([fakePath:string],express.static(folder:string)) spécifié un dossier de fichier servables (public), __dirname+folder si le dossier n'est pas à la ou on exécute node</text:p>
      <text:p text:style-name="P2"/>
      <text:p text:style-name="P2"/>
      <text:p text:style-name="P2"/>
      <text:p text:style-name="P2">request</text:p>
      <text:p text:style-name="P2"/>
      <text:p text:style-name="P2">response</text:p>
      <text:p text:style-name="P2">res.send(txt:string) envoie le texte dans le navigateur</text:p>
      <text:p text:style-name="P2">going further</text:p>
      <text:p text:style-name="P2"/>
      <text:p text:style-name="P2">module express-generator (génération de squelettes d'app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 Sans" svg:font-family="'Open Sans', sans-serif"/>
    <style:font-face style:name="monospace" svg:font-family="monospac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stien </meta:initial-creator>
    <meta:creation-date>2018-11-13T19:33:07.37</meta:creation-date>
    <dc:date>2018-11-13T22:06:34.75</dc:date>
    <dc:creator>bastien </dc:creator>
    <meta:editing-duration>PT2H33M30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1" meta:paragraph-count="17" meta:word-count="112" meta:character-count="885"/>
  </office:meta>
</office:document-meta>
</file>